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true.test_scan_tr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true.test_scan_true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true.test_scan_true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true.test_scan_true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true.test_scan_true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true.test_scan_true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true.test_scan_true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true.test_scan_false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true.test_scan_false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true.test_scan_true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true.test_scan_true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true.test_scan_true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ScannerTest_true.test_scan_true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true.test_scan_tr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true.test_scan_true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ONScannerTest_true.test_scan_true_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